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408.86mm" svg:height="229.97mm" svg:x="17.52mm" svg:y="536.25mm">
            <draw:object draw:notify-on-update-of-ranges="Sheet1.C4:Sheet1.C1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09.39mm" svg:height="230.27mm" svg:x="17.31mm" svg:y="774.25mm">
            <draw:object draw:notify-on-update-of-ranges="Sheet1.D4:Sheet1.D10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09.82mm" svg:height="230.51mm" svg:x="17.14mm" svg:y="1012.8mm">
            <draw:object draw:notify-on-update-of-ranges="Sheet1.E4:Sheet1.E10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09.84mm" svg:height="230.09mm" svg:x="17.12mm" svg:y="1251.71mm">
            <draw:object draw:notify-on-update-of-ranges="Sheet1.F4:Sheet1.F10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09.57mm" svg:height="230.37mm" svg:x="16.88mm" svg:y="1490.17mm">
            <draw:object draw:notify-on-update-of-ranges="Sheet1.G4:Sheet1.G10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09.33mm" svg:height="229.44mm" svg:x="17.12mm" svg:y="1728.25mm">
            <draw:object draw:notify-on-update-of-ranges="Sheet1.H4:Sheet1.H10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10.21mm" svg:height="230.73mm" svg:x="17mm" svg:y="1967mm">
            <draw:object draw:notify-on-update-of-ranges="Sheet1.I4:Sheet1.I10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09.84mm" svg:height="230.09mm" svg:x="17.12mm" svg:y="2205.63mm">
            <draw:object draw:notify-on-update-of-ranges="Sheet1.J4:Sheet1.J4 Sheet1.J5:Sheet1.J10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1] - [.C60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1]-[.E60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H60]+[.G61]" office:value-type="float" office:value="14575" calcext:value-type="float">
            <text:p>14575</text:p>
          </table:table-cell>
          <table:table-cell office:value-type="float" office:value="60" calcext:value-type="float">
            <text:p>60</text:p>
          </table:table-cell>
          <table:table-cell table:formula="of:=[.I61]-[.I60]" office:value-type="float" office:value="5" calcext:value-type="float">
            <text:p>5</text:p>
          </table:table-cell>
          <table:table-cell office:value-type="string" calcext:value-type="string">
            <text:p>Flagpole Sitta by Harvey Dang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2] - [.C61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2]-[.E61]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[.H61]+[.G62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2]-[.I61]" office:value-type="float" office:value="-10" calcext:value-type="float">
            <text:p>-10</text:p>
          </table:table-cell>
          <table:table-cell office:value-type="string" calcext:value-type="string">
            <text:p>Cross My Heart by Melody’s Echo Chamb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3] - [.C62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3]-[.E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string" calcext:value-type="string">
            <text:p>Subterranean Homesick Alie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4] - [.C63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4]-[.E63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[.H63]+[.G64]" office:value-type="float" office:value="15408" calcext:value-type="float">
            <text:p>15408</text:p>
          </table:table-cell>
          <table:table-cell office:value-type="float" office:value="55" calcext:value-type="float">
            <text:p>55</text:p>
          </table:table-cell>
          <table:table-cell table:formula="of:=[.I64]-[.I63]" office:value-type="float" office:value="5" calcext:value-type="float">
            <text:p>5</text:p>
          </table:table-cell>
          <table:table-cell office:value-type="string" calcext:value-type="string">
            <text:p>Fitter Happi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5] - [.C6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5]-[.E64]" office:value-type="float" office:value="5106" calcext:value-type="float">
            <text:p>5106</text:p>
          </table:table-cell>
          <table:table-cell office:value-type="float" office:value="816" calcext:value-type="float">
            <text:p>816</text:p>
          </table:table-cell>
          <table:table-cell table:formula="of:=[.H64]+[.G65]" office:value-type="float" office:value="16224" calcext:value-type="float">
            <text:p>16224</text:p>
          </table:table-cell>
          <table:table-cell office:value-type="float" office:value="35" calcext:value-type="float">
            <text:p>35</text:p>
          </table:table-cell>
          <table:table-cell table:formula="of:=[.I65]-[.I64]" office:value-type="float" office:value="-20" calcext:value-type="float">
            <text:p>-20</text:p>
          </table:table-cell>
          <table:table-cell office:value-type="string" calcext:value-type="string">
            <text:p>Fri Fra Denne Verden by Make A Change… Kill Yourself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6] - [.C6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6]-[.E65]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formula="of:=[.H65]+[.G66]" office:value-type="float" office:value="16986" calcext:value-type="float">
            <text:p>16986</text:p>
          </table:table-cell>
          <table:table-cell office:value-type="float" office:value="45" calcext:value-type="float">
            <text:p>45</text:p>
          </table:table-cell>
          <table:table-cell table:formula="of:=[.I66]-[.I65]" office:value-type="float" office:value="10" calcext:value-type="float">
            <text:p>10</text:p>
          </table:table-cell>
          <table:table-cell office:value-type="string" calcext:value-type="string">
            <text:p>Weight Of Lov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7] - [.C6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7]-[.E66]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formula="of:=[.H66]+[.G67]" office:value-type="float" office:value="17780" calcext:value-type="float">
            <text:p>17780</text:p>
          </table:table-cell>
          <table:table-cell office:value-type="float" office:value="40" calcext:value-type="float">
            <text:p>40</text:p>
          </table:table-cell>
          <table:table-cell table:formula="of:=[.I67]-[.I66]" office:value-type="float" office:value="-5" calcext:value-type="float">
            <text:p>-5</text:p>
          </table:table-cell>
          <table:table-cell office:value-type="string" calcext:value-type="string">
            <text:p>Mantra by Dave Grohl, Josh Homme, Trent Rezno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8] - [.C6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8]-[.E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7]+[.G68]" office:value-type="float" office:value="17780" calcext:value-type="float">
            <text:p>17780</text:p>
          </table:table-cell>
          <table:table-cell office:value-type="float" office:value="55" calcext:value-type="float">
            <text:p>55</text:p>
          </table:table-cell>
          <table:table-cell table:formula="of:=[.I68]-[.I67]" office:value-type="float" office:value="15" calcext:value-type="float">
            <text:p>15</text:p>
          </table:table-cell>
          <table:table-cell office:value-type="string" calcext:value-type="string">
            <text:p>The Less I Know The Better by Tame Impal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9] - [.C6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9]-[.E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8]+[.G69]" office:value-type="float" office:value="17780" calcext:value-type="float">
            <text:p>17780</text:p>
          </table:table-cell>
          <table:table-cell office:value-type="float" office:value="45" calcext:value-type="float">
            <text:p>45</text:p>
          </table:table-cell>
          <table:table-cell table:formula="of:=[.I69]-[.I68]" office:value-type="float" office:value="-10" calcext:value-type="float">
            <text:p>-10</text:p>
          </table:table-cell>
          <table:table-cell office:value-type="string" calcext:value-type="string">
            <text:p>Peach Scone – Live by Hobo Johns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0] - [.C6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0]-[.E69]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formula="of:=[.H69]+[.G70]" office:value-type="float" office:value="18041" calcext:value-type="float">
            <text:p>18041</text:p>
          </table:table-cell>
          <table:table-cell office:value-type="float" office:value="50" calcext:value-type="float">
            <text:p>50</text:p>
          </table:table-cell>
          <table:table-cell table:formula="of:=[.I70]-[.I69]" office:value-type="float" office:value="5" calcext:value-type="float">
            <text:p>5</text:p>
          </table:table-cell>
          <table:table-cell office:value-type="string" calcext:value-type="string">
            <text:p>Little Black Submarines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1] - [.C7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1]-[.E70]" office:value-type="float" office:value="0" calcext:value-type="float">
            <text:p>0</text:p>
          </table:table-cell>
          <table:table-cell table:formula="of:= 240 + 60" office:value-type="float" office:value="300" calcext:value-type="float">
            <text:p>300</text:p>
          </table:table-cell>
          <table:table-cell table:formula="of:=[.H70]+[.G71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1]-[.I70]" office:value-type="float" office:value="0" calcext:value-type="float">
            <text:p>0</text:p>
          </table:table-cell>
          <table:table-cell office:value-type="string" calcext:value-type="string">
            <text:p>Beneath The Mask (Intro)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2] - [.C7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2]-[.E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1]+[.G72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2]-[.I71]" office:value-type="float" office:value="0" calcext:value-type="float">
            <text:p>0</text:p>
          </table:table-cell>
          <table:table-cell office:value-type="string" calcext:value-type="string">
            <text:p>See You In Hell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3] - [.C7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3]-[.E72]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formula="of:=[.H72]+[.G73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3]-[.I72]" office:value-type="float" office:value="15" calcext:value-type="float">
            <text:p>15</text:p>
          </table:table-cell>
          <table:table-cell office:value-type="string" calcext:value-type="string">
            <text:p>Forest Clouds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4] - [.C7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18635" calcext:value-type="float">
            <text:p>18635</text:p>
          </table:table-cell>
          <table:table-cell office:value-type="float" office:value="45" calcext:value-type="float">
            <text:p>45</text:p>
          </table:table-cell>
          <table:table-cell table:formula="of:=[.I74]-[.I73]" office:value-type="float" office:value="-20" calcext:value-type="float">
            <text:p>-20</text:p>
          </table:table-cell>
          <table:table-cell office:value-type="string" calcext:value-type="string">
            <text:p>Space Cadet by Kyu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5] - [.C7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5]-[.E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4]+[.G75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5]-[.I74]" office:value-type="float" office:value="20" calcext:value-type="float">
            <text:p>20</text:p>
          </table:table-cell>
          <table:table-cell office:value-type="string" calcext:value-type="string">
            <text:p>Wizard In Black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6] - [.C7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6]-[.E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5]+[.G76]" office:value-type="float" office:value="18635" calcext:value-type="float">
            <text:p>18635</text:p>
          </table:table-cell>
          <table:table-cell office:value-type="float" office:value="35" calcext:value-type="float">
            <text:p>35</text:p>
          </table:table-cell>
          <table:table-cell table:formula="of:=[.I76]-[.I75]" office:value-type="float" office:value="-30" calcext:value-type="float">
            <text:p>-30</text:p>
          </table:table-cell>
          <table:table-cell office:value-type="string" calcext:value-type="string">
            <text:p>Suicidal Thoughts by The Notorious B.I.G.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7] - [.C7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7]-[.E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6]+[.G77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7]-[.I76]" office:value-type="float" office:value="30" calcext:value-type="float">
            <text:p>30</text:p>
          </table:table-cell>
          <table:table-cell office:value-type="string" calcext:value-type="string">
            <text:p>We Hate You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8] - [.C7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8]-[.E77]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[.H77]+[.G78]" office:value-type="float" office:value="19175" calcext:value-type="float">
            <text:p>19175</text:p>
          </table:table-cell>
          <table:table-cell office:value-type="float" office:value="45" calcext:value-type="float">
            <text:p>45</text:p>
          </table:table-cell>
          <table:table-cell table:formula="of:=[.I78]-[.I77]" office:value-type="float" office:value="-20" calcext:value-type="float">
            <text:p>-20</text:p>
          </table:table-cell>
          <table:table-cell office:value-type="string" calcext:value-type="string">
            <text:p>War Pigs by Black Sabba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9] - [.C7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9]-[.E78]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formula="of:=[.H78]+[.G79]" office:value-type="float" office:value="20036" calcext:value-type="float">
            <text:p>20036</text:p>
          </table:table-cell>
          <table:table-cell office:value-type="float" office:value="50" calcext:value-type="float">
            <text:p>50</text:p>
          </table:table-cell>
          <table:table-cell table:formula="of:=[.I79]-[.I78]" office:value-type="float" office:value="5" calcext:value-type="float">
            <text:p>5</text:p>
          </table:table-cell>
          <table:table-cell office:value-type="string" calcext:value-type="string">
            <text:p>Doctor Death by Church Of Miser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0] - [.C7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0]-[.E79]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formula="of:=[.H79]+[.G80]" office:value-type="float" office:value="20242" calcext:value-type="float">
            <text:p>20242</text:p>
          </table:table-cell>
          <table:table-cell office:value-type="float" office:value="65" calcext:value-type="float">
            <text:p>65</text:p>
          </table:table-cell>
          <table:table-cell table:formula="of:=[.I80]-[.I79]" office:value-type="float" office:value="15" calcext:value-type="float">
            <text:p>15</text:p>
          </table:table-cell>
          <table:table-cell office:value-type="string" calcext:value-type="string">
            <text:p>Sometimes by My Bloody Valentin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1] - [.C8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1]-[.E8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0]+[.G81]" office:value-type="float" office:value="20742" calcext:value-type="float">
            <text:p>20742</text:p>
          </table:table-cell>
          <table:table-cell office:value-type="float" office:value="50" calcext:value-type="float">
            <text:p>50</text:p>
          </table:table-cell>
          <table:table-cell table:formula="of:=[.I81]-[.I80]" office:value-type="float" office:value="-15" calcext:value-type="float">
            <text:p>-15</text:p>
          </table:table-cell>
          <table:table-cell office:value-type="string" calcext:value-type="string">
            <text:p>In Bloom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2] - [.C8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2]-[.E8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1]+[.G82]" office:value-type="float" office:value="21242" calcext:value-type="float">
            <text:p>21242</text:p>
          </table:table-cell>
          <table:table-cell office:value-type="float" office:value="50" calcext:value-type="float">
            <text:p>50</text:p>
          </table:table-cell>
          <table:table-cell table:formula="of:=[.I82]-[.I81]" office:value-type="float" office:value="0" calcext:value-type="float">
            <text:p>0</text:p>
          </table:table-cell>
          <table:table-cell office:value-type="string" calcext:value-type="string">
            <text:p>Isolation by With The D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3] - [.C8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3]-[.E8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2]+[.G83]" office:value-type="float" office:value="21742" calcext:value-type="float">
            <text:p>21742</text:p>
          </table:table-cell>
          <table:table-cell office:value-type="float" office:value="50" calcext:value-type="float">
            <text:p>50</text:p>
          </table:table-cell>
          <table:table-cell table:formula="of:=[.I83]-[.I82]" office:value-type="float" office:value="0" calcext:value-type="float">
            <text:p>0</text:p>
          </table:table-cell>
          <table:table-cell office:value-type="string" calcext:value-type="string">
            <text:p>I Wait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4] - [.C8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4]-[.E8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83]+[.G84]" office:value-type="float" office:value="21842" calcext:value-type="float">
            <text:p>21842</text:p>
          </table:table-cell>
          <table:table-cell office:value-type="float" office:value="55" calcext:value-type="float">
            <text:p>55</text:p>
          </table:table-cell>
          <table:table-cell table:formula="of:=[.I84]-[.I83]" office:value-type="float" office:value="5" calcext:value-type="float">
            <text:p>5</text:p>
          </table:table-cell>
          <table:table-cell office:value-type="string" calcext:value-type="string">
            <text:p>Cake Of Ligh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5] - [.C8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5]-[.E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1842" calcext:value-type="float">
            <text:p>21842</text:p>
          </table:table-cell>
          <table:table-cell office:value-type="float" office:value="20" calcext:value-type="float">
            <text:p>20</text:p>
          </table:table-cell>
          <table:table-cell table:formula="of:=[.I85]-[.I84]" office:value-type="float" office:value="-35" calcext:value-type="float">
            <text:p>-35</text:p>
          </table:table-cell>
          <table:table-cell office:value-type="string" calcext:value-type="string">
            <text:p>Dunkelheit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 office:value-type="float" office:value="12104" calcext:value-type="float">
            <text:p>12104</text:p>
          </table:table-cell>
          <table:table-cell table:formula="of:=[.C86] - [.C85]" office:value-type="float" office:value="-4837" calcext:value-type="float">
            <text:p>-4837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6]-[.E85]" office:value-type="float" office:value="-10797" calcext:value-type="float">
            <text:p>-10797</text:p>
          </table:table-cell>
          <table:table-cell office:value-type="float" office:value="215" calcext:value-type="float">
            <text:p>215</text:p>
          </table:table-cell>
          <table:table-cell table:formula="of:=[.H85]+[.G86]" office:value-type="float" office:value="22057" calcext:value-type="float">
            <text:p>22057</text:p>
          </table:table-cell>
          <table:table-cell office:value-type="float" office:value="25" calcext:value-type="float">
            <text:p>25</text:p>
          </table:table-cell>
          <table:table-cell table:formula="of:=[.I86]-[.I85]" office:value-type="float" office:value="5" calcext:value-type="float">
            <text:p>5</text:p>
          </table:table-cell>
          <table:table-cell office:value-type="string" calcext:value-type="string">
            <text:p>Grey Garden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 office:value-type="float" office:value="12940" calcext:value-type="float">
            <text:p>12940</text:p>
          </table:table-cell>
          <table:table-cell table:formula="of:=[.C87] - [.C86]" office:value-type="float" office:value="836" calcext:value-type="float">
            <text:p>836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7]-[.E86]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[.H86]+[.G87]" office:value-type="float" office:value="22228" calcext:value-type="float">
            <text:p>22228</text:p>
          </table:table-cell>
          <table:table-cell office:value-type="float" office:value="45" calcext:value-type="float">
            <text:p>45</text:p>
          </table:table-cell>
          <table:table-cell table:formula="of:=[.I87]-[.I86]" office:value-type="float" office:value="20" calcext:value-type="float">
            <text:p>20</text:p>
          </table:table-cell>
          <table:table-cell office:value-type="string" calcext:value-type="string">
            <text:p>Psychotic Girl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 office:value-type="float" office:value="12736" calcext:value-type="float">
            <text:p>12736</text:p>
          </table:table-cell>
          <table:table-cell table:formula="of:=[.C88] - [.C87]" office:value-type="float" office:value="-204" calcext:value-type="float">
            <text:p>-204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8]-[.E87]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[.H87]+[.G88]" office:value-type="float" office:value="22521" calcext:value-type="float">
            <text:p>22521</text:p>
          </table:table-cell>
          <table:table-cell office:value-type="float" office:value="45" calcext:value-type="float">
            <text:p>45</text:p>
          </table:table-cell>
          <table:table-cell table:formula="of:=[.I88]-[.I87]" office:value-type="float" office:value="0" calcext:value-type="float">
            <text:p>0</text:p>
          </table:table-cell>
          <table:table-cell office:value-type="string" calcext:value-type="string">
            <text:p>Jesus’ Tod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 office:value-type="float" office:value="12736" calcext:value-type="float">
            <text:p>12736</text:p>
          </table:table-cell>
          <table:table-cell table:formula="of:=[.C89] - [.C88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9]-[.E88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[.H88]+[.G89]" office:value-type="float" office:value="22619" calcext:value-type="float">
            <text:p>22619</text:p>
          </table:table-cell>
          <table:table-cell office:value-type="float" office:value="45" calcext:value-type="float">
            <text:p>45</text:p>
          </table:table-cell>
          <table:table-cell table:formula="of:=[.I89]-[.I88]" office:value-type="float" office:value="0" calcext:value-type="float">
            <text:p>0</text:p>
          </table:table-cell>
          <table:table-cell office:value-type="string" calcext:value-type="string">
            <text:p>Young Liars by TV On The Radio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 office:value-type="float" office:value="14021" calcext:value-type="float">
            <text:p>14021</text:p>
          </table:table-cell>
          <table:table-cell table:formula="of:=[.C90] - [.C89]" office:value-type="float" office:value="1285" calcext:value-type="float">
            <text:p>128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0]-[.E89]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formula="of:=[.H89]+[.G90]" office:value-type="float" office:value="22915" calcext:value-type="float">
            <text:p>22915</text:p>
          </table:table-cell>
          <table:table-cell office:value-type="float" office:value="35" calcext:value-type="float">
            <text:p>35</text:p>
          </table:table-cell>
          <table:table-cell table:formula="of:=[.I90]-[.I89]" office:value-type="float" office:value="-10" calcext:value-type="float">
            <text:p>-10</text:p>
          </table:table-cell>
          <table:table-cell office:value-type="string" calcext:value-type="string">
            <text:p>Girls And Boys by Bl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 office:value-type="float" office:value="15376" calcext:value-type="float">
            <text:p>15376</text:p>
          </table:table-cell>
          <table:table-cell table:formula="of:=[.C91] - [.C90]" office:value-type="float" office:value="1355" calcext:value-type="float">
            <text:p>135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1]-[.E90]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table:formula="of:=[.H90]+[.G91]" office:value-type="float" office:value="23511" calcext:value-type="float">
            <text:p>23511</text:p>
          </table:table-cell>
          <table:table-cell office:value-type="float" office:value="45" calcext:value-type="float">
            <text:p>45</text:p>
          </table:table-cell>
          <table:table-cell table:formula="of:=[.I91]-[.I90]" office:value-type="float" office:value="10" calcext:value-type="float">
            <text:p>10</text:p>
          </table:table-cell>
          <table:table-cell office:value-type="string" calcext:value-type="string">
            <text:p>Roygbiv by Boards Of Canad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 office:value-type="float" office:value="18279" calcext:value-type="float">
            <text:p>18279</text:p>
          </table:table-cell>
          <table:table-cell table:formula="of:=[.C92] - [.C91]" office:value-type="float" office:value="2903" calcext:value-type="float">
            <text:p>290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2]-[.E91]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formula="of:=[.H91]+[.G92]" office:value-type="float" office:value="23782" calcext:value-type="float">
            <text:p>23782</text:p>
          </table:table-cell>
          <table:table-cell office:value-type="float" office:value="55" calcext:value-type="float">
            <text:p>55</text:p>
          </table:table-cell>
          <table:table-cell table:formula="of:=[.I92]-[.I91]" office:value-type="float" office:value="10" calcext:value-type="float">
            <text:p>10</text:p>
          </table:table-cell>
          <table:table-cell office:value-type="string" calcext:value-type="string">
            <text:p>Solitude by Candlema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 office:value-type="float" office:value="18279" calcext:value-type="float">
            <text:p>18279</text:p>
          </table:table-cell>
          <table:table-cell table:formula="of:=[.C93] - [.C92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3]-[.E92]"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table:formula="of:=[.H92]+[.G93]" office:value-type="float" office:value="24600" calcext:value-type="float">
            <text:p>24600</text:p>
          </table:table-cell>
          <table:table-cell office:value-type="float" office:value="25" calcext:value-type="float">
            <text:p>25</text:p>
          </table:table-cell>
          <table:table-cell table:formula="of:=[.I93]-[.I92]" office:value-type="float" office:value="-30" calcext:value-type="float">
            <text:p>-30</text:p>
          </table:table-cell>
          <table:table-cell office:value-type="string" calcext:value-type="string">
            <text:p>In Tim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 office:value-type="float" office:value="18532" calcext:value-type="float">
            <text:p>18532</text:p>
          </table:table-cell>
          <table:table-cell table:formula="of:=[.C94] - [.C93]" office:value-type="float" office:value="253" calcext:value-type="float">
            <text:p>25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4]-[.E93]"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table:formula="of:=[.H93]+[.G94]" office:value-type="float" office:value="25132" calcext:value-type="float">
            <text:p>25132</text:p>
          </table:table-cell>
          <table:table-cell office:value-type="float" office:value="35" calcext:value-type="float">
            <text:p>35</text:p>
          </table:table-cell>
          <table:table-cell table:formula="of:=[.I94]-[.I93]" office:value-type="float" office:value="10" calcext:value-type="float">
            <text:p>10</text:p>
          </table:table-cell>
          <table:table-cell office:value-type="string" calcext:value-type="string">
            <text:p>Fairweather Friends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 office:value-type="float" office:value="18550" calcext:value-type="float">
            <text:p>18550</text:p>
          </table:table-cell>
          <table:table-cell table:formula="of:=[.C95] - [.C94]" office:value-type="float" office:value="18" calcext:value-type="float">
            <text:p>18</text:p>
          </table:table-cell>
          <table:table-cell table:formula="of:= (36322 - 36300) + (470 - 471) + (6047 - 3540) + (9381 - 7241) + (13868 - 4286) + (176 - 1) + (113 - 35) + (412 - 64)" office:value-type="float" office:value="14851" calcext:value-type="float">
            <text:p>14851</text:p>
          </table:table-cell>
          <table:table-cell table:formula="of:=[.E95]-[.E94]" office:value-type="float" office:value="4796" calcext:value-type="float">
            <text:p>4796</text:p>
          </table:table-cell>
          <table:table-cell office:value-type="float" office:value="690" calcext:value-type="float">
            <text:p>690</text:p>
          </table:table-cell>
          <table:table-cell table:formula="of:=[.H94]+[.G95]" office:value-type="float" office:value="25822" calcext:value-type="float">
            <text:p>25822</text:p>
          </table:table-cell>
          <table:table-cell office:value-type="float" office:value="35" calcext:value-type="float">
            <text:p>35</text:p>
          </table:table-cell>
          <table:table-cell table:formula="of:=[.I95]-[.I94]" office:value-type="float" office:value="0" calcext:value-type="float">
            <text:p>0</text:p>
          </table:table-cell>
          <table:table-cell office:value-type="string" calcext:value-type="string">
            <text:p>Open Passageways by All Them Witch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 office:value-type="float" office:value="18679" calcext:value-type="float">
            <text:p>18679</text:p>
          </table:table-cell>
          <table:table-cell table:formula="of:=[.C96] - [.C95]" office:value-type="float" office:value="129" calcext:value-type="float">
            <text:p>129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6]-[.E95]" office:value-type="float" office:value="77" calcext:value-type="float">
            <text:p>77</text:p>
          </table:table-cell>
          <table:table-cell office:value-type="float" office:value="670" calcext:value-type="float">
            <text:p>670</text:p>
          </table:table-cell>
          <table:table-cell table:formula="of:=[.H95]+[.G96]" office:value-type="float" office:value="26492" calcext:value-type="float">
            <text:p>26492</text:p>
          </table:table-cell>
          <table:table-cell office:value-type="float" office:value="45" calcext:value-type="float">
            <text:p>45</text:p>
          </table:table-cell>
          <table:table-cell table:formula="of:=[.I96]-[.I95]" office:value-type="float" office:value="10" calcext:value-type="float">
            <text:p>10</text:p>
          </table:table-cell>
          <table:table-cell office:value-type="string" calcext:value-type="string">
            <text:p>Lotus Flow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 office:value-type="float" office:value="19136" calcext:value-type="float">
            <text:p>19136</text:p>
          </table:table-cell>
          <table:table-cell table:formula="of:=[.C97] - [.C96]" office:value-type="float" office:value="457" calcext:value-type="float">
            <text:p>457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7]-[.E96]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formula="of:=[.H96]+[.G97]" office:value-type="float" office:value="26661" calcext:value-type="float">
            <text:p>26661</text:p>
          </table:table-cell>
          <table:table-cell office:value-type="float" office:value="40" calcext:value-type="float">
            <text:p>40</text:p>
          </table:table-cell>
          <table:table-cell table:formula="of:=[.I97]-[.I96]" office:value-type="float" office:value="-5" calcext:value-type="float">
            <text:p>-5</text:p>
          </table:table-cell>
          <table:table-cell office:value-type="string" calcext:value-type="string">
            <text:p>Summercat by Billie The Vision &amp; The Dancer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 office:value-type="float" office:value="19663" calcext:value-type="float">
            <text:p>19663</text:p>
          </table:table-cell>
          <table:table-cell table:formula="of:=[.C98] - [.C97]" office:value-type="float" office:value="527" calcext:value-type="float">
            <text:p>527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8]-[.E9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97]+[.G98]" office:value-type="float" office:value="26761" calcext:value-type="float">
            <text:p>26761</text:p>
          </table:table-cell>
          <table:table-cell office:value-type="float" office:value="20" calcext:value-type="float">
            <text:p>20</text:p>
          </table:table-cell>
          <table:table-cell table:formula="of:=[.I98]-[.I97]" office:value-type="float" office:value="-20" calcext:value-type="float">
            <text:p>-20</text:p>
          </table:table-cell>
          <table:table-cell office:value-type="string" calcext:value-type="string">
            <text:p>Dragonaut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 office:value-type="float" office:value="20927" calcext:value-type="float">
            <text:p>20927</text:p>
          </table:table-cell>
          <table:table-cell table:formula="of:=[.C99] - [.C98]" office:value-type="float" office:value="1264" calcext:value-type="float">
            <text:p>1264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99]-[.E98]" office:value-type="float" office:value="0" calcext:value-type="float">
            <text:p>0</text:p>
          </table:table-cell>
          <table:table-cell table:formula="of:= 300 + 204" office:value-type="float" office:value="504" calcext:value-type="float">
            <text:p>504</text:p>
          </table:table-cell>
          <table:table-cell table:formula="of:=[.H98]+[.G99]" office:value-type="float" office:value="27265" calcext:value-type="float">
            <text:p>27265</text:p>
          </table:table-cell>
          <table:table-cell office:value-type="float" office:value="50" calcext:value-type="float">
            <text:p>50</text:p>
          </table:table-cell>
          <table:table-cell table:formula="of:=[.I99]-[.I98]" office:value-type="float" office:value="30" calcext:value-type="float">
            <text:p>30</text:p>
          </table:table-cell>
          <table:table-cell office:value-type="string" calcext:value-type="string">
            <text:p>Barbarian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 office:value-type="float" office:value="21422" calcext:value-type="float">
            <text:p>21422</text:p>
          </table:table-cell>
          <table:table-cell table:formula="of:=[.C100] - [.C99]" office:value-type="float" office:value="495" calcext:value-type="float">
            <text:p>495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0]-[.E99]"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table:formula="of:=[.H99]+[.G100]" office:value-type="float" office:value="27742" calcext:value-type="float">
            <text:p>27742</text:p>
          </table:table-cell>
          <table:table-cell office:value-type="float" office:value="10" calcext:value-type="float">
            <text:p>10</text:p>
          </table:table-cell>
          <table:table-cell table:formula="of:=[.I100]-[.I99]" office:value-type="float" office:value="-40" calcext:value-type="float">
            <text:p>-40</text:p>
          </table:table-cell>
          <table:table-cell office:value-type="string" calcext:value-type="string">
            <text:p>GN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 office:value-type="float" office:value="22514" calcext:value-type="float">
            <text:p>22514</text:p>
          </table:table-cell>
          <table:table-cell table:formula="of:=[.C101] - [.C100]" office:value-type="float" office:value="1092" calcext:value-type="float">
            <text:p>1092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1]-[.E100]"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table:formula="of:=[.H100]+[.G101]" office:value-type="float" office:value="28267" calcext:value-type="float">
            <text:p>28267</text:p>
          </table:table-cell>
          <table:table-cell office:value-type="float" office:value="15" calcext:value-type="float">
            <text:p>15</text:p>
          </table:table-cell>
          <table:table-cell table:formula="of:=[.I101]-[.I100]" office:value-type="float" office:value="5" calcext:value-type="float">
            <text:p>5</text:p>
          </table:table-cell>
          <table:table-cell office:value-type="string" calcext:value-type="string">
            <text:p>Where Did You Sleep Last Night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 office:value-type="float" office:value="23755" calcext:value-type="float">
            <text:p>23755</text:p>
          </table:table-cell>
          <table:table-cell table:formula="of:=[.C102] - [.C101]" office:value-type="float" office:value="1241" calcext:value-type="float">
            <text:p>1241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2]-[.E101]"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table:formula="of:=[.H101]+[.G102]" office:value-type="float" office:value="28942" calcext:value-type="float">
            <text:p>28942</text:p>
          </table:table-cell>
          <table:table-cell office:value-type="float" office:value="20" calcext:value-type="float">
            <text:p>20</text:p>
          </table:table-cell>
          <table:table-cell table:formula="of:=[.I102]-[.I101]" office:value-type="float" office:value="5" calcext:value-type="float">
            <text:p>5</text:p>
          </table:table-cell>
          <table:table-cell office:value-type="string" calcext:value-type="string">
            <text:p>Nihil Strength by Author &amp; Punish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 office:value-type="float" office:value="25454" calcext:value-type="float">
            <text:p>25454</text:p>
          </table:table-cell>
          <table:table-cell table:formula="of:=[.C103] - [.C102]" office:value-type="float" office:value="1699" calcext:value-type="float">
            <text:p>1699</text:p>
          </table:table-cell>
          <table:table-cell table:formula="of:= (36322 - 36300) + (470 - 471) + (6047 - 3540) + (9381 - 7241) + (14045 - 4386) + (176 - 1) + (113 - 35) + (412 - 64)" office:value-type="float" office:value="14928" calcext:value-type="float">
            <text:p>14928</text:p>
          </table:table-cell>
          <table:table-cell table:formula="of:=[.E103]-[.E102]"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table:formula="of:=[.H102]+[.G103]" office:value-type="float" office:value="29598" calcext:value-type="float">
            <text:p>29598</text:p>
          </table:table-cell>
          <table:table-cell office:value-type="float" office:value="20" calcext:value-type="float">
            <text:p>20</text:p>
          </table:table-cell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-25454" calcext:value-type="float">
            <text:p>-25454</text:p>
          </table:table-cell>
          <table:table-cell/>
          <table:table-cell table:formula="of:=[.E104]-[.E103]" office:value-type="float" office:value="-14928" calcext:value-type="float">
            <text:p>-14928</text:p>
          </table:table-cell>
          <table:table-cell/>
          <table:table-cell table:formula="of:=[.H103]+[.G104]" office:value-type="float" office:value="29598" calcext:value-type="float">
            <text:p>29598</text:p>
          </table:table-cell>
          <table:table-cell/>
          <table:table-cell table:formula="of:=[.I104]-[.I103]" office:value-type="float" office:value="-20" calcext:value-type="float">
            <text:p>-2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29598" calcext:value-type="float">
            <text:p>29598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29598" calcext:value-type="float">
            <text:p>29598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29598" calcext:value-type="float">
            <text:p>29598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29598" calcext:value-type="float">
            <text:p>29598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29598" calcext:value-type="float">
            <text:p>29598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/00/0000</text:date>, <text:time style:data-style-name="N2" text:time-value="12:50:16.163206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9-08T02:36:53.790389866</dc:date>
    <meta:editing-cycles>123</meta:editing-cycles>
    <meta:editing-duration>P25DT17H2M35S</meta:editing-duration>
    <meta:generator>LibreOffice/6.0.3.2$Linux_X86_64 LibreOffice_project/00m0$Build-2</meta:generator>
    <meta:document-statistic meta:table-count="1" meta:cell-count="1038" meta:object-count="8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887cm" svg:height="22.998cm" xlink:href=".." xlink:type="simple" chart:class="chart:bar" chart:style-name="ch1">
        <chart:title svg:x="18.455cm" svg:y="0.595cm" chart:style-name="ch2">
          <text:p>Report Word Count</text:p>
        </chart:title>
        <chart:plot-area chart:style-name="ch3" table:cell-range-address="Sheet1.C4:Sheet1.C109" svg:x="0.817cm" svg:y="1.833cm" svg:width="39.253cm" svg:height="20.706cm">
          <chartooo:coordinate-region svg:x="1.994cm" svg:y="1.954cm" svg:width="38.076cm" svg:height="19.5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0">
                <text:p>2050</text:p>
                <draw:g>
                  <svg:desc>Sheet1.C4:Sheet1.C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27">
                <text:p>4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37">
                <text:p>49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35">
                <text:p>5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06">
                <text:p>5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16">
                <text:p>6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18">
                <text:p>68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96">
                <text:p>7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695">
                <text:p>166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695">
                <text:p>166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695">
                <text:p>166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104">
                <text:p>121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940">
                <text:p>129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736">
                <text:p>127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736">
                <text:p>127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376">
                <text:p>153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279">
                <text:p>182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279">
                <text:p>182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532">
                <text:p>185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550">
                <text:p>185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79">
                <text:p>186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136">
                <text:p>191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663">
                <text:p>196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927">
                <text:p>209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422">
                <text:p>214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514">
                <text:p>225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454">
                <text:p>254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4cm" svg:height="23.028cm" xlink:href=".." xlink:type="simple" chart:class="chart:bar" chart:style-name="ch1">
        <chart:title svg:x="17.423cm" svg:y="0.596cm" chart:style-name="ch2">
          <text:p>Change in Report Word Count</text:p>
        </chart:title>
        <chart:plot-area chart:style-name="ch3" table:cell-range-address="Sheet1.D4:Sheet1.D109" svg:x="0.818cm" svg:y="1.835cm" svg:width="39.304cm" svg:height="20.733cm">
          <chartooo:coordinate-region svg:x="2.101cm" svg:y="2.034cm" svg:width="38.021cm" svg:height="20.3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0">
                <text:p>2050</text:p>
                <draw:g>
                  <svg:desc>Sheet1.D4:Sheet1.D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42">
                <text:p>84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4837">
                <text:p>-48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5454">
                <text:p>-254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3cm" svg:height="23.052cm" xlink:href=".." xlink:type="simple" chart:class="chart:bar" chart:style-name="ch1">
        <chart:title svg:x="18.516cm" svg:y="0.597cm" chart:style-name="ch2">
          <text:p>Code Contributions</text:p>
        </chart:title>
        <chart:plot-area chart:style-name="ch3" table:cell-range-address="Sheet1.E4:Sheet1.E109" svg:x="0.819cm" svg:y="1.837cm" svg:width="39.345cm" svg:height="20.754cm">
          <chartooo:coordinate-region svg:x="1.996cm" svg:y="1.958cm" svg:width="38.168cm" svg:height="19.6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4:Sheet1.E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4:Sheet1.E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956">
                <text:p>139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746">
                <text:p>157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851">
                <text:p>148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5cm" svg:height="23.01cm" xlink:href=".." xlink:type="simple" chart:class="chart:bar" chart:style-name="ch1">
        <chart:title svg:x="17.459cm" svg:y="0.596cm" chart:style-name="ch2">
          <text:p>Change in Code Contributions</text:p>
        </chart:title>
        <chart:plot-area chart:style-name="ch3" table:cell-range-address="Sheet1.F4:Sheet1.F109" svg:x="0.819cm" svg:y="1.835cm" svg:width="39.347cm" svg:height="20.715cm">
          <chartooo:coordinate-region svg:x="2.102cm" svg:y="2.034cm" svg:width="38.064cm" svg:height="20.3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4:Sheet1.F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4:Sheet1.F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76">
                <text:p>-10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12">
                <text:p>-4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373">
                <text:p>-13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02">
                <text:p>76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06">
                <text:p>51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0797">
                <text:p>-107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96">
                <text:p>47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4928">
                <text:p>-149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58cm" svg:height="23.038cm" xlink:href=".." xlink:type="simple" chart:class="chart:bar" chart:style-name="ch1">
        <chart:title svg:x="18.266cm" svg:y="0.596cm" chart:style-name="ch2">
          <text:p>Time Spent (minutes)</text:p>
        </chart:title>
        <chart:plot-area chart:style-name="ch3" table:cell-range-address="Sheet1.G4:Sheet1.G109" svg:x="0.819cm" svg:y="1.835cm" svg:width="39.32cm" svg:height="20.743cm">
          <chartooo:coordinate-region svg:x="1.811cm" svg:y="1.956cm" svg:width="38.328cm" svg:height="19.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4:Sheet1.G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0">
                <text:p>420</text:p>
                <draw:g>
                  <svg:desc>Sheet1.G4:Sheet1.G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34cm" svg:height="22.945cm" xlink:href=".." xlink:type="simple" chart:class="chart:bar" chart:style-name="ch1">
        <chart:title svg:x="17.698cm" svg:y="0.594cm" chart:style-name="ch2">
          <text:p>Total Time Spent (minutes)</text:p>
        </chart:title>
        <chart:plot-area chart:style-name="ch3" table:cell-range-address="Sheet1.H4:Sheet1.H109" svg:x="0.818cm" svg:y="1.831cm" svg:width="39.298cm" svg:height="20.656cm">
          <chartooo:coordinate-region svg:x="1.995cm" svg:y="1.952cm" svg:width="38.121cm" svg:height="19.5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4:Sheet1.H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0">
                <text:p>420</text:p>
                <draw:g>
                  <svg:desc>Sheet1.H4:Sheet1.H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64">
                <text:p>4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04">
                <text:p>49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26">
                <text:p>53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33">
                <text:p>58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91">
                <text:p>5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4">
                <text:p>62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81">
                <text:p>73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04">
                <text:p>79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141">
                <text:p>8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22">
                <text:p>84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422">
                <text:p>84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639">
                <text:p>86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322">
                <text:p>93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02">
                <text:p>95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82">
                <text:p>99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417">
                <text:p>104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836">
                <text:p>108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342">
                <text:p>113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694">
                <text:p>116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046">
                <text:p>120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046">
                <text:p>120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496">
                <text:p>124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26">
                <text:p>125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705">
                <text:p>127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705">
                <text:p>127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29">
                <text:p>133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699">
                <text:p>136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149">
                <text:p>141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274">
                <text:p>14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575">
                <text:p>145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191">
                <text:p>151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91">
                <text:p>151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408">
                <text:p>154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224">
                <text:p>162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986">
                <text:p>169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780">
                <text:p>177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041">
                <text:p>180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341">
                <text:p>183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341">
                <text:p>183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175">
                <text:p>191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036">
                <text:p>200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242">
                <text:p>202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742">
                <text:p>207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242">
                <text:p>212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742">
                <text:p>217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842">
                <text:p>218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842">
                <text:p>218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057">
                <text:p>220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228">
                <text:p>222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521">
                <text:p>225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619">
                <text:p>226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915">
                <text:p>229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511">
                <text:p>235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782">
                <text:p>237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600">
                <text:p>246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132">
                <text:p>251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822">
                <text:p>258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492">
                <text:p>264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661">
                <text:p>266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761">
                <text:p>267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265">
                <text:p>272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742">
                <text:p>277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267">
                <text:p>282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942">
                <text:p>289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598">
                <text:p>295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598">
                <text:p>295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598">
                <text:p>295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598">
                <text:p>295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598">
                <text:p>295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598">
                <text:p>295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598">
                <text:p>2959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1.022cm" svg:height="23.074cm" xlink:href=".." xlink:type="simple" chart:class="chart:bar" chart:style-name="ch1">
        <chart:title svg:x="18.602cm" svg:y="0.597cm" chart:style-name="ch2">
          <text:p>Happiness (0-100)</text:p>
        </chart:title>
        <chart:plot-area chart:style-name="ch3" table:cell-range-address="Sheet1.I4:Sheet1.I109" svg:x="0.82cm" svg:y="1.837cm" svg:width="39.382cm" svg:height="20.776cm">
          <chartooo:coordinate-region svg:x="1.627cm" svg:y="1.958cm" svg:width="38.575cm" svg:height="19.6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4:Sheet1.I109" chart:class="chart:bar">
            <chart:data-point chart:repeated="1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I4:Sheet1.I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985cm" svg:height="23.01cm" xlink:href=".." xlink:type="simple" chart:class="chart:bar" chart:style-name="ch1">
        <chart:title svg:x="18.305cm" svg:y="0.596cm" chart:style-name="ch2">
          <text:p>Change in Happiness</text:p>
        </chart:title>
        <chart:plot-area chart:style-name="ch3" table:cell-range-address="Sheet1.J4:Sheet1.J109" chart:data-source-has-labels="row" svg:x="0.819cm" svg:y="1.835cm" svg:width="39.347cm" svg:height="20.715cm">
          <chartooo:coordinate-region svg:x="1.546cm" svg:y="2.034cm" svg:width="38.62cm" svg:height="20.3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5:Sheet1.J109" chart:label-cell-address="Sheet1.J4:Sheet1.J4" chart:class="chart:bar"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J4:Sheet1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Sheet1.J5:Sheet1.J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